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70777" officeooo:paragraph-rsid="00070777"/>
    </style:style>
    <style:style style:name="P2" style:family="paragraph" style:parent-style-name="Standard">
      <style:text-properties officeooo:rsid="00070777" officeooo:paragraph-rsid="0008c6fc"/>
    </style:style>
    <style:style style:name="P3" style:family="paragraph" style:parent-style-name="Standard">
      <style:text-properties officeooo:rsid="00088a8b" officeooo:paragraph-rsid="00088a8b"/>
    </style:style>
    <style:style style:name="P4" style:family="paragraph" style:parent-style-name="Standard">
      <style:paragraph-properties>
        <style:tab-stops/>
      </style:paragraph-properties>
      <style:text-properties officeooo:rsid="00088a8b" officeooo:paragraph-rsid="00088a8b"/>
    </style:style>
    <style:style style:name="P5" style:family="paragraph" style:parent-style-name="Standard">
      <style:text-properties officeooo:rsid="000cafa8" officeooo:paragraph-rsid="000cafa8"/>
    </style:style>
    <style:style style:name="P6" style:family="paragraph" style:parent-style-name="Standard">
      <style:paragraph-properties>
        <style:tab-stops/>
      </style:paragraph-properties>
      <style:text-properties officeooo:rsid="000d065e" officeooo:paragraph-rsid="000d065e"/>
    </style:style>
    <style:style style:name="P7" style:family="paragraph" style:parent-style-name="Standard">
      <style:paragraph-properties>
        <style:tab-stops/>
      </style:paragraph-properties>
      <style:text-properties officeooo:rsid="000ffffe" officeooo:paragraph-rsid="000ffffe"/>
    </style:style>
    <style:style style:name="P8" style:family="paragraph" style:parent-style-name="Standard">
      <style:paragraph-properties>
        <style:tab-stops/>
      </style:paragraph-properties>
      <style:text-properties officeooo:rsid="001087e0" officeooo:paragraph-rsid="001087e0"/>
    </style:style>
    <style:style style:name="T1" style:family="text">
      <style:text-properties fo:font-style="italic" style:font-style-asian="italic" style:font-style-complex="italic"/>
    </style:style>
    <style:style style:name="T2" style:family="text">
      <style:text-properties fo:font-style="italic" officeooo:rsid="0008c6fc" style:font-style-asian="italic" style:font-style-complex="italic"/>
    </style:style>
    <style:style style:name="T3" style:family="text">
      <style:text-properties fo:font-style="italic" officeooo:rsid="000b315d"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088a8b" style:font-style-asian="normal" style:font-style-complex="normal"/>
    </style:style>
    <style:style style:name="T6" style:family="text">
      <style:text-properties fo:font-style="normal" officeooo:rsid="0008c6fc" style:font-style-asian="normal" style:font-style-complex="normal"/>
    </style:style>
    <style:style style:name="T7" style:family="text">
      <style:text-properties fo:font-style="normal" officeooo:rsid="0009b875" style:font-style-asian="normal" style:font-style-complex="normal"/>
    </style:style>
    <style:style style:name="T8" style:family="text">
      <style:text-properties fo:font-style="normal" officeooo:rsid="000b315d" style:font-style-asian="normal" style:font-style-complex="normal"/>
    </style:style>
    <style:style style:name="T9" style:family="text">
      <style:text-properties fo:font-style="normal" officeooo:rsid="000cafa8" style:font-style-asian="normal" style:font-style-complex="normal"/>
    </style:style>
    <style:style style:name="T10" style:family="text">
      <style:text-properties fo:font-style="normal" officeooo:rsid="000d065e" style:font-style-asian="normal" style:font-style-complex="normal"/>
    </style:style>
    <style:style style:name="T11" style:family="text">
      <style:text-properties fo:font-style="normal" officeooo:rsid="000ea578" style:font-style-asian="normal" style:font-style-complex="normal"/>
    </style:style>
    <style:style style:name="T12" style:family="text">
      <style:text-properties officeooo:rsid="00088a8b"/>
    </style:style>
    <style:style style:name="T13" style:family="text">
      <style:text-properties officeooo:rsid="0008c6f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Maria Belen Lit Analysis questions </text:p>
      <text:p text:style-name="P1"/>
      <text:p text:style-name="P1">1-6, 8, 12</text:p>
      <text:p text:style-name="P1"/>
      <text:p text:style-name="P1">1. <text:span text:style-name="T12">The narrator is someone who is attracted to Maria Belen, to the point that he’ll literally go “I’m gonna miss your ass” at her fucking funeral; maybe her lover? There’s an intimacy there. They’re intimate enough that he’s “seen his instincts in the two round happy mirrors of your buttocks”</text:span></text:p>
      <text:p text:style-name="P1"><text:tab/>- <text:span text:style-name="T12">ah, he doesn’t respect her; he literally only talks about her body at her funeral, what if he’s a white guy lusting after a black/mulatto woman (because I think it’s really obvious that she’s probably not white); what if she’s his slave and he’s her master, they appear to live close to each other, if not with each other; </text:span><text:span text:style-name="T13">maybe not, she </text:span><text:span text:style-name="T2">does</text:span><text:span text:style-name="T13"> travel, and maybe she just has people do her clothes for her</text:span></text:p>
      <text:p text:style-name="P1">2. Maria Belen, I assume the narrator has some relationship with her, or is in love with her or attracted to her. <text:span text:style-name="T12">We know little about her outside of her body, from the narrator’s POV. </text:span><text:span text:style-name="T13">She’s clearly a dancer (buttocks swinging), and it seems that people know about her (sky of the rumba), maybe she’s well known?</text:span></text:p>
      <text:p text:style-name="P2"><text:tab/>- <text:span text:style-name="T13">oh, she </text:span><text:span text:style-name="T2">is</text:span><text:span text:style-name="T6"> a servant, and the job gave her TB; she’s a dancer, but she does servant-work to get by. </text:span></text:p>
      <text:p text:style-name="P2">3. It kind of sounds like Maria Belen isn’t actually <text:span text:style-name="T1">there </text:span><text:span text:style-name="T4">anymore; at the very least, she isn’t dancing anymore. </text:span><text:span text:style-name="T7">(because she’s dead) </text:span></text:p>
      <text:p text:style-name="P1"><text:span text:style-name="T4">4. The only time signifier we get is that it’s past morning. The feeling I get from this is that it’s nighttime, with how the imagery sounds. </text:span><text:span text:style-name="T7">(it was a time when TB was a death sentence, so it’s a long time ago)</text:span></text:p>
      <text:p text:style-name="P1"><text:span text:style-name="T4">5. Again, it’s implied to be outside; unless the Chinese players and Andres are in the same building as the narrator and Maria, </text:span><text:span text:style-name="T5">it only makes sense that they’re outside. </text:span><text:span text:style-name="T7">(he might have been somewhere she danced) </text:span></text:p>
      <text:p text:style-name="P3"><text:span text:style-name="T4">6. The name of the poem is “Elegy of Maria Belen Chacon”, she’s dead. So in the morning, she must have been killed or died.</text:span></text:p>
      <text:p text:style-name="P3"><text:span text:style-name="T4"><text:tab/>Lung, dying, losing her lung – tuberculosis</text:span></text:p>
      <text:p text:style-name="P3"><text:span text:style-name="T4"><text:tab/>also it literally says (t.b.) in the poem</text:span></text:p>
      <text:p text:style-name="P3"><text:span text:style-name="T4"><text:tab/></text:span><text:span text:style-name="T7">Speaker’s attitude towards Maria, he misses her, and he feels like he’s one of the only people who care (the band is still playing); but there’s also the whole “I am very attracted to you, and I can only express my sadness for you by talking about how hot you were, and that’s if that wasn’t the only thing I missed about you” thing (or maybe that’s like an ‘of its day’ thing)</text:span></text:p>
      <text:p text:style-name="P3"><text:span text:style-name="T7"><text:tab/></text:span><text:span text:style-name="T8">oh </text:span><text:span text:style-name="T3">oh</text:span></text:p>
      <text:p text:style-name="P3"><text:span text:style-name="T8"><text:tab/>It’s a romantic poem that puts Maria Belen on a pedestal, she’s beautiful, she’s majestic, she’s sublime, also she’s really fucking hot and he likes staring at her ass </text:span><text:span text:style-name="T9">and watching it shake’ </text:span><text:span text:style-name="T8">it immediately kicks her off at the end, by him going into base instincts </text:span><text:span text:style-name="T9">and hypersexualizing her</text:span></text:p>
      <text:p text:style-name="P4"><text:span text:style-name="T9"><text:tab/></text:span><text:span text:style-name="T10">seems to show awareness for the struggles of a poor black woman, “oh if only she didn’t die from her harsh job, she could have still been dancing for me”; apparently is aware of her hard lot and feels bad that she had to die from it, but apparently only because he wanted to see her shake her ass for him more</text:span></text:p>
      <text:p text:style-name="P4"><text:span text:style-name="T10"/></text:p>
      <text:p text:style-name="P6"><text:span text:style-name="T4">racial rapprochement – </text:span><text:span text:style-name="T11">negrismo allowing a space for white people to think about black culture (of course it’s like kind of shitty to actually really shitty and fetishizing the way they think about it, but slavery ended in Cuba roughly 2 generations ago at the time, so it’s better than seeing them as enemies even if it’s not that much) </text:span></text:p>
      <text:p text:style-name="P6"><text:span text:style-name="T11"/></text:p>
      <text:p text:style-name="P7"><text:span text:style-name="T11">s</text:span><text:span text:style-name="T4">andunga – means “sex appeal”, usually attributed to women </text:span></text:p>
      <text:p text:style-name="P8"><text:soft-page-break/><text:span text:style-name="T4">voyeurism, leering – this probably best describes how he looks at Maria Belen; very common “feel” in negrista poetry that writes across race (white people writing about black people, very often black women; there’s always this weirdly horny way that they look at black women to the extent that it’s just like the default view) </text:span></text:p>
      <text:p text:style-name="P3"><text:span text:style-name="T7"/></text:p>
      <text:p text:style-name="P3"><text:span text:style-name="T7"/></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27T15:06:26.459584017</meta:creation-date>
    <dc:date>2021-10-27T16:10:37.258045827</dc:date>
    <meta:editing-duration>PT20M27S</meta:editing-duration>
    <meta:editing-cycles>6</meta:editing-cycles>
    <meta:generator>LibreOffice/7.2.1.2$Linux_X86_64 LibreOffice_project/20$Build-2</meta:generator>
    <meta:document-statistic meta:table-count="0" meta:image-count="0" meta:object-count="0" meta:page-count="2" meta:paragraph-count="19" meta:word-count="664" meta:character-count="3634" meta:non-whitespace-character-count="2970"/>
  </office:meta>
</office:document-meta>
</file>